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pitch="variable"/>
    <style:font-face style:name="FreeSans2" svg:font-family="FreeSans" style:font-family-generic="system" style:font-pitch="variable"/>
    <style:font-face style:name="FreeSerif" svg:font-family="FreeSerif" style:font-family-generic="roman" style:font-pitch="variable"/>
    <style:font-face style:name="Hermit" svg:font-family="Hermit" style:font-pitch="fixed"/>
    <style:font-face style:name="Hermit1" svg:font-family="Hermit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pace Grotesk Medium" svg:font-family="'Space Grotesk Medium'" style:font-pitch="variable"/>
    <style:font-face style:name="Space Grotesk Medium1" svg:font-family="'Space Grotesk Medium'" style:font-adornments="Medium" style:font-pitch="variable"/>
    <style:font-face style:name="Urbanist SemiBold" svg:font-family="'Urbanist SemiBold'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6b5e9b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53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399cm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8.597cm" fo:min-width="4.117cm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7.081cm" fo:min-width="4.46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256cm"/>
      <style:paragraph-properties style:writing-mode="lr-tb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subtitle">
      <style:graphic-properties draw:fill-color="#ffffff" draw:opacity="75%" fo:min-height="2.03cm"/>
      <style:paragraph-properties style:writing-mode="lr-tb"/>
    </style:style>
    <style:style style:name="P1" style:family="paragraph">
      <loext:graphic-properties draw:fill-color="#ffffff"/>
      <style:text-properties style:font-name="Space Grotesk Medium" fo:font-size="66pt"/>
    </style:style>
    <style:style style:name="P2" style:family="paragraph">
      <loext:graphic-properties draw:fill-color="#ffffff"/>
    </style:style>
    <style:style style:name="P3" style:family="paragraph">
      <style:text-properties fo:color="#ffffff" loext:opacity="100%"/>
    </style:style>
    <style:style style:name="P4" style:family="paragraph">
      <style:text-properties fo:color="#ffffff" loext:opacity="100%" loext:color-lum-mod="100%" loext:color-lum-off="0%" style:font-name="Space Grotesk Medium"/>
    </style:style>
    <style:style style:name="P5" style:family="paragraph">
      <style:text-properties style:font-name="Urbanist SemiBold" fo:font-size="24pt"/>
    </style:style>
    <style:style style:name="P6" style:family="paragraph">
      <loext:graphic-properties draw:fill-color="#ffffff" draw:opacity="75%"/>
      <style:text-properties fo:color="#ffffff" loext:opacity="100%" loext:color-lum-mod="100%" loext:color-lum-off="0%" style:font-name="Space Grotesk Medium"/>
    </style:style>
    <style:style style:name="P7" style:family="paragraph">
      <loext:graphic-properties draw:fill="none" draw:fill-color="#ffffff"/>
      <style:text-properties style:font-name="Urbanist SemiBold"/>
    </style:style>
    <style:style style:name="P8" style:family="paragraph">
      <style:text-properties fo:color="#ffffff" loext:opacity="100%" loext:color-lum-mod="100%" loext:color-lum-off="0%" style:font-name="Space Grotesk Medium1"/>
    </style:style>
    <style:style style:name="P9" style:family="paragraph">
      <style:text-properties style:font-name="Urbanist SemiBold" fo:font-size="24pt" style:font-size-asian="24pt" style:font-size-complex="24pt"/>
    </style:style>
    <style:style style:name="P10" style:family="paragraph">
      <style:paragraph-properties fo:margin-top="0.5cm" fo:margin-bottom="0cm"/>
    </style:style>
    <style:style style:name="P11" style:family="paragraph">
      <style:paragraph-properties fo:margin-left="0cm" fo:margin-right="0cm" fo:margin-top="0.5cm" fo:margin-bottom="0cm" fo:line-height="100%" fo:text-indent="0cm"/>
    </style:style>
    <style:style style:name="P12" style:family="paragraph">
      <loext:graphic-properties draw:fill="none" draw:fill-color="#ffffff"/>
      <style:paragraph-properties fo:margin-left="0cm" fo:margin-right="0cm" fo:margin-top="0.5cm" fo:margin-bottom="0cm" fo:line-height="100%" fo:text-indent="0cm"/>
      <style:text-properties style:font-name="Urbanist SemiBold" fo:font-size="24pt"/>
    </style:style>
    <style:style style:name="P13" style:family="paragraph">
      <loext:graphic-properties draw:fill="none" draw:fill-color="#ffffff"/>
      <style:text-properties style:font-name="Urbanist SemiBold" fo:font-size="20pt" style:font-size-asian="20pt" style:font-size-complex="20pt"/>
    </style:style>
    <style:style style:name="P14" style:family="paragraph">
      <style:paragraph-properties fo:text-align="center"/>
      <style:text-properties fo:color="#ffffff" loext:opacity="100%"/>
    </style:style>
    <style:style style:name="P15" style:family="paragraph">
      <style:paragraph-properties fo:text-align="center"/>
      <style:text-properties fo:color="#ffffff" loext:opacity="100%" loext:color-lum-mod="100%" loext:color-lum-off="0%"/>
    </style:style>
    <style:style style:name="P16" style:family="paragraph">
      <style:text-properties style:font-name="Urbanist SemiBold" fo:font-size="22pt" style:font-size-asian="22pt" style:font-size-complex="22pt"/>
    </style:style>
    <style:style style:name="P17" style:family="paragraph">
      <loext:graphic-properties draw:fill-color="#ffffff"/>
      <style:text-properties fo:font-size="20pt"/>
    </style:style>
    <style:style style:name="T1" style:family="text">
      <style:text-properties fo:color="#ffffff" loext:opacity="100%" style:font-name="Space Grotesk Medium" fo:font-size="66pt"/>
    </style:style>
    <style:style style:name="T2" style:family="text">
      <style:text-properties style:font-name="Space Grotesk Medium"/>
    </style:style>
    <style:style style:name="T3" style:family="text">
      <style:text-properties style:font-name="Urbanist SemiBold"/>
    </style:style>
    <style:style style:name="T4" style:family="text">
      <style:text-properties style:font-name="Space Grotesk Medium1"/>
    </style:style>
    <style:style style:name="T5" style:family="text">
      <style:text-properties style:font-name="Urbanist SemiBold" fo:font-size="24pt" style:font-size-asian="24pt" style:font-size-complex="24pt"/>
    </style:style>
    <style:style style:name="T6" style:family="text">
      <style:text-properties fo:color="#81d41a" loext:opacity="100%" style:font-name="Urbanist SemiBold" fo:font-size="24pt" style:font-size-asian="24pt" style:font-size-complex="24pt"/>
    </style:style>
    <style:style style:name="T7" style:family="text">
      <style:text-properties style:font-name="Hermit" fo:font-size="24pt" style:font-size-asian="24pt" style:font-size-complex="24pt"/>
    </style:style>
    <style:style style:name="T8" style:family="text">
      <style:text-properties fo:color="#ffffff" loext:opacity="100%" style:font-name="Urbanist SemiBold" fo:font-size="24pt" fo:font-style="italic" style:font-size-asian="24pt" style:font-style-asian="italic" style:font-size-complex="24pt" style:font-style-complex="italic"/>
    </style:style>
    <style:style style:name="T9" style:family="text">
      <style:text-properties fo:color="#3faf46" loext:opacity="100%" style:font-name="Urbanist SemiBold" fo:font-size="24pt"/>
    </style:style>
    <style:style style:name="T10" style:family="text">
      <style:text-properties fo:color="#81d41a" loext:opacity="100%" style:font-name="Urbanist SemiBold" fo:font-size="24pt"/>
    </style:style>
    <style:style style:name="T11" style:family="text">
      <style:text-properties style:font-name="Urbanist SemiBold" fo:font-size="24pt"/>
    </style:style>
    <style:style style:name="T12" style:family="text">
      <style:text-properties style:font-name="Urbanist SemiBold" fo:font-size="20pt" style:font-size-asian="20pt" style:font-size-complex="20pt"/>
    </style:style>
    <style:style style:name="T13" style:family="text">
      <style:text-properties fo:color="#81d41a" loext:opacity="100%" style:font-name="Urbanist SemiBold" fo:font-size="22pt" style:font-size-asian="22pt" style:font-size-complex="22pt"/>
    </style:style>
    <style:style style:name="T14" style:family="text">
      <style:text-properties style:font-name="Urbanist SemiBold" fo:font-size="22pt" style:font-size-asian="22pt" style:font-size-complex="22pt"/>
    </style:style>
    <style:style style:name="T15" style:family="text">
      <style:text-properties style:font-name="Hermit" fo:font-size="18pt" style:font-size-asian="18pt" style:font-size-complex="18pt"/>
    </style:style>
    <style:style style:name="T16" style:family="text">
      <style:text-properties fo:color="#81d41a" loext:opacity="100%" style:font-name="Space Grotesk Medium" fo:font-size="72pt" style:font-size-asian="72pt" style:font-size-complex="72pt"/>
    </style:style>
    <style:style style:name="T17" style:family="text">
      <style:text-properties style:font-name="Space Grotesk Medium" fo:font-size="72pt" style:font-size-asian="72pt" style:font-size-complex="72pt"/>
    </style:style>
    <style:style style:name="T18" style:family="text">
      <style:text-properties fo:color="#2a6099" loext:opacity="100%" style:font-name="Space Grotesk Medium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01cm" svg:y="1.78cm" presentation:class="subtitle" presentation:user-transformed="true">
          <draw:text-box>
            <text:p><text:span text:style-name="T1">Dic</text:span><text:span text:style-name="T1">tio</text:span><text:span text:style-name="T1">nar</text:span><text:span text:style-name="T1">ie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2">My Requirement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5">I have student names along with their grade points. </text:p>
              </text:list-item>
              <text:list-item>
                <text:p text:style-name="P5">What will be the best way to store this variety of data ? </text:p>
                <text:p text:style-name="P5"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5" draw:text-style-name="P6" draw:layer="layout" svg:width="25.199cm" svg:height="2.03cm" svg:x="1.401cm" svg:y="6.86cm" presentation:class="subtitle" presentation:user-transformed="true">
          <draw:text-box>
            <text:p text:style-name="P3"><text:span text:style-name="T2">How will you solve it ?</text:span></text:p>
          </draw:text-box>
        </draw:frame>
        <draw:frame draw:style-name="gr2" draw:text-style-name="P7" draw:layer="layout" svg:width="10.16cm" svg:height="1.783cm" svg:x="16.51cm" svg:y="9.647cm">
          <draw:text-box>
            <text:p><text:span text:style-name="T3">Will you use multi-dimensional list ?</text:span></text:p>
          </draw:text-box>
        </draw:frame>
        <draw:frame draw:style-name="gr2" draw:text-style-name="P7" draw:layer="layout" svg:width="10.16cm" svg:height="1.783cm" svg:x="1.27cm" svg:y="1.905cm">
          <draw:text-box>
            <text:p><text:span text:style-name="T3">Will Tuple be the right option to work with ?</text:span></text:p>
          </draw:text-box>
        </draw:frame>
        <draw:frame draw:style-name="gr3" draw:text-style-name="P7" draw:layer="layout" svg:width="10.16cm" svg:height="1.649cm" svg:x="2.54cm" svg:y="9.525cm">
          <draw:text-box>
            <text:p><text:span text:style-name="T3">Will the accessing be easy ?</text:span></text:p>
          </draw:text-box>
        </draw:frame>
        <draw:frame draw:style-name="gr2" draw:text-style-name="P7" draw:layer="layout" svg:width="10.16cm" svg:height="1.783cm" svg:x="15.875cm" svg:y="3.81cm">
          <draw:text-box>
            <text:p><text:span text:style-name="T3">Any best data structures to work with types of association ?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2.629cm" svg:x="1.4cm" svg:y="0.628cm" presentation:class="title" presentation:user-transformed="true">
          <draw:text-box>
            <text:p text:style-name="P3"><text:span text:style-name="T4">Dictionaries can help!</text:span></text:p>
          </draw:text-box>
        </draw:frame>
        <draw:frame presentation:style-name="pr4" draw:text-style-name="P9" draw:layer="layout" svg:width="25.199cm" svg:height="9.134cm" svg:x="1.4cm" svg:y="3.685cm" presentation:class="outline">
          <draw:text-box>
            <text:list text:style-name="L2">
              <text:list-item>
                <text:p><text:span text:style-name="T5">They are </text:span><text:span text:style-name="T6">Mutable</text:span></text:p>
              </text:list-item>
              <text:list-item>
                <text:p><text:span text:style-name="T6">Ordered</text:span><text:span text:style-name="T5"> but linked in a unique way</text:span></text:p>
              </text:list-item>
              <text:list-item>
                <text:p><text:span text:style-name="T6">Keys in dictionary don’t allow duplicates</text:span><text:span text:style-name="T5"> however the values </text:span><text:span text:style-name="T5">can be a duplicate ones.</text:span></text:p>
              </text:list-item>
              <text:list-item>
                <text:p><text:span text:style-name="T5">Remember they are literally like real dictionaries In all aspects!</text:span></text:p>
                <text:p><text:span text:style-name="T5">I mean literally..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2.629cm" svg:x="1.4cm" svg:y="0.628cm" presentation:class="title" presentation:user-transformed="true">
          <draw:text-box>
            <text:p text:style-name="P3"><text:span text:style-name="T4">Dictionary Syntax</text:span></text:p>
          </draw:text-box>
        </draw:frame>
        <draw:frame presentation:style-name="pr4" draw:text-style-name="P9" draw:layer="layout" svg:width="25.199cm" svg:height="9.134cm" svg:x="1.4cm" svg:y="3.685cm" presentation:class="outline">
          <draw:text-box>
            <text:list text:style-name="L2">
              <text:list-item>
                <text:p><text:span text:style-name="T5">Dictionary syntax or structure will be different from what we </text:span><text:span text:style-name="T5">have seen so far.</text:span></text:p>
              </text:list-item>
              <text:list-item>
                <text:p><text:span text:style-name="T5">These are key value pairs</text:span></text:p>
              </text:list-item>
              <text:list-item>
                <text:p><text:span text:style-name="T5">You have to use curly braces for dictionary. (Something strikes </text:span><text:span text:style-name="T5">here right…)</text:span></text:p>
              </text:list-item>
              <text:list-item>
                <text:p><text:span text:style-name="T5">A key and value pair is mapped with colon. </text:span></text:p>
              </text:list-item>
              <text:list-item>
                <text:p><text:span text:style-name="T5">All key and value pair are enclosed in a curly braces and they </text:span><text:span text:style-name="T5">are <text:s/>seperated by comma as usual</text:span></text:p>
                <text:p><text:span text:style-name="T7">myDict = { “alice” : 9, “paramesh”: 7, “iron </text:span><text:span text:style-name="T7">man”: 9}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2.629cm" svg:x="1.4cm" svg:y="0.628cm" presentation:class="title" presentation:user-transformed="true">
          <draw:text-box>
            <text:p text:style-name="P3"><text:span text:style-name="T4">Dictionary Syntax</text:span></text:p>
          </draw:text-box>
        </draw:frame>
        <draw:frame presentation:style-name="pr4" draw:text-style-name="P9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><text:span text:style-name="T5">If we align it prettly, then it will look like</text:span></text:p>
              </text:list-item>
              <text:list-item>
                <text:p text:style-name="P10"><text:span text:style-name="T7">myDict = { <text:s/>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7">“</text:span><text:span text:style-name="T7">alice” <text:s text:c="2"/>: 9, </text:span></text:p>
                                    <text:p><text:span text:style-name="T7">“</text:span><text:span text:style-name="T7">paramesh” : 7, </text:span></text:p>
                                    <text:p><text:span text:style-name="T7">“</text:span><text:span text:style-name="T7">iron man” : 9</text:span></text:p>
                                    <text:p><text:span text:style-name="T7">}</text:span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2.629cm" svg:x="1.4cm" svg:y="0.628cm" presentation:class="title" presentation:user-transformed="true">
          <draw:text-box>
            <text:p text:style-name="P3"><text:span text:style-name="T4">Dictionary Syntax</text:span></text:p>
          </draw:text-box>
        </draw:frame>
        <draw:frame presentation:style-name="pr4" draw:text-style-name="P9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 text:style-name="P10"><text:span text:style-name="T5">Declaring a empty dictionary is very simple just use a empty </text:span><text:span text:style-name="T6">{}</text:span></text:p>
              </text:list-item>
              <text:list-item>
                <text:p text:style-name="P10"><text:span text:style-name="T5">To create a non empty dictonary you can directly place the </text:span><text:span text:style-name="T5">values in the key value pairs </text:span></text:p>
                <text:p text:style-name="P10"><text:span text:style-name="T5">or </text:span></text:p>
              </text:list-item>
              <text:list-item>
                <text:p text:style-name="P10"><text:span text:style-name="T5">You can use the method </text:span><text:span text:style-name="T6">dict()</text:span><text:span text:style-name="T5"> to pass through an iterable</text:span></text:p>
                <text:p text:style-name="P10"><text:span text:style-name="T5">Note: </text:span><text:span text:style-name="T8">*Since dict is key value pair we cannot pass a single </text:span><text:span text:style-name="T8">iterable in dict() method. You need to share a pair (key, value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2.629cm" svg:x="1.4cm" svg:y="0.628cm" presentation:class="title" presentation:user-transformed="true">
          <draw:text-box>
            <text:p text:style-name="P3"><text:span text:style-name="T4">Dictionary associated methods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We have 11 methods associated with dict</text:p>
                <text:p/>
              </text:list-item>
            </text:list>
          </draw:text-box>
        </draw:frame>
        <draw:frame draw:style-name="gr4" draw:text-style-name="P12" draw:layer="layout" svg:width="4.617cm" svg:height="8.847cm" svg:x="3.638cm" svg:y="5.715cm">
          <draw:text-box>
            <text:p text:style-name="P11"><text:span text:style-name="T9">'</text:span><text:span text:style-name="T10">clear', </text:span></text:p>
            <text:p text:style-name="P11"><text:span text:style-name="T10">'copy'</text:span><text:span text:style-name="T9">, </text:span></text:p>
            <text:p text:style-name="P11"><text:span text:style-name="T11">'fromkeys', </text:span></text:p>
            <text:p text:style-name="P11"><text:span text:style-name="T11">‘</text:span><text:span text:style-name="T11">get', </text:span></text:p>
            <text:p text:style-name="P11"><text:span text:style-name="T11">'items', </text:span></text:p>
            <text:p text:style-name="P11"><text:span text:style-name="T11">'keys', </text:span></text:p>
          </draw:text-box>
        </draw:frame>
        <draw:frame draw:style-name="gr5" draw:text-style-name="P12" draw:layer="layout" svg:width="4.968cm" svg:height="7.331cm" svg:x="9.002cm" svg:y="5.715cm">
          <draw:text-box>
            <text:p text:style-name="P11"><text:span text:style-name="T10">'pop',</text:span><text:span text:style-name="T9"> </text:span></text:p>
            <text:p text:style-name="P11"><text:span text:style-name="T11">'popitem', </text:span></text:p>
            <text:p text:style-name="P11"><text:span text:style-name="T11">'setdefault', </text:span></text:p>
            <text:p text:style-name="P11"><text:span text:style-name="T10">'update', </text:span></text:p>
            <text:p text:style-name="P11"><text:span text:style-name="T11">'values'</text:span></text:p>
          </draw:text-box>
        </draw:frame>
        <draw:frame draw:style-name="gr6" draw:text-style-name="P13" draw:layer="layout" svg:width="11.43cm" svg:height="4.506cm" svg:x="15.24cm" svg:y="5.715cm">
          <draw:text-box>
            <text:p><text:span text:style-name="T12">Here we have already worked with some default and common methods which </text:span><text:span text:style-name="T12">are highlighed in green</text:span></text:p>
            <text:p><text:span text:style-name="T12"/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3">
        <office:forms form:automatic-focus="false" form:apply-design-mode="false"/>
        <draw:frame presentation:style-name="pr3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4">Dictionary associated methods</text:span></text:p>
          </draw:text-box>
        </draw:frame>
        <draw:frame presentation:style-name="pr4" draw:text-style-name="P16" draw:layer="layout" svg:width="12.297cm" svg:height="9.134cm" svg:x="1.4cm" svg:y="3.685cm" presentation:class="outline">
          <draw:text-box>
            <text:list text:style-name="L2">
              <text:list-item>
                <text:p><text:span text:style-name="T13">Fromkeys</text:span></text:p>
                <text:list>
                  <text:list-item>
                    <text:p><text:span text:style-name="T14">Will create a new dictionary based on the iterator given as key </text:span><text:span text:style-name="T14">and values as value (default as None)</text:span></text:p>
                  </text:list-item>
                </text:list>
              </text:list-item>
            </text:list>
          </draw:text-box>
        </draw:frame>
        <draw:frame presentation:style-name="pr4" draw:text-style-name="P16" draw:layer="layout" svg:width="12.297cm" svg:height="9.134cm" svg:x="14.313cm" svg:y="3.685cm" presentation:class="outline">
          <draw:text-box>
            <text:list text:style-name="L2">
              <text:list-item>
                <text:p><text:span text:style-name="T13">Get</text:span></text:p>
                <text:list>
                  <text:list-item>
                    <text:p><text:span text:style-name="T14">Get the value based on the key is given as parameter, </text:span></text:p>
                  </text:list-item>
                  <text:list-item>
                    <text:p><text:span text:style-name="T14">You can also specify a default value if the key is not pres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3">
        <office:forms form:automatic-focus="false" form:apply-design-mode="false"/>
        <draw:frame presentation:style-name="pr3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4">Dictionary associated methods</text:span></text:p>
          </draw:text-box>
        </draw:frame>
        <draw:frame presentation:style-name="pr4" draw:text-style-name="P16" draw:layer="layout" svg:width="24.362cm" svg:height="5.715cm" svg:x="1.673cm" svg:y="8.89cm" presentation:class="outline" presentation:user-transformed="true">
          <draw:text-box>
            <text:list text:style-name="L2">
              <text:list-item>
                <text:p><text:span text:style-name="T13">Items</text:span></text:p>
                <text:list>
                  <text:list-item>
                    <text:p><text:span text:style-name="T14">Will returns all key value pair as a individual tuple in a list</text:span></text:p>
                  </text:list-item>
                  <text:list-item>
                    <text:p><text:span text:style-name="T14">Output will look like</text:span><text:span text:style-name="T15"> </text:span></text:p>
                    <text:p><text:span text:style-name="T15">[ (key, value), (key1, value1), (key2, value2) ]</text:span></text:p>
                  </text:list-item>
                </text:list>
              </text:list-item>
            </text:list>
          </draw:text-box>
        </draw:frame>
        <draw:frame presentation:style-name="pr4" draw:text-style-name="P16" draw:layer="layout" svg:width="12.297cm" svg:height="3.935cm" svg:x="14.313cm" svg:y="3.685cm" presentation:class="outline" presentation:user-transformed="true">
          <draw:text-box>
            <text:list text:style-name="L2">
              <text:list-item>
                <text:p><text:span text:style-name="T13">Keys</text:span></text:p>
                <text:list>
                  <text:list-item>
                    <text:p><text:span text:style-name="T14">Will return all the keys of the dictionary as a list</text:span></text:p>
                  </text:list-item>
                </text:list>
              </text:list-item>
            </text:list>
          </draw:text-box>
        </draw:frame>
        <draw:frame presentation:style-name="pr4" draw:text-style-name="P16" draw:layer="layout" svg:width="12.297cm" svg:height="3.935cm" svg:x="1.038cm" svg:y="3.685cm" presentation:class="outline" presentation:user-transformed="true">
          <draw:text-box>
            <text:list text:style-name="L2">
              <text:list-item>
                <text:p><text:span text:style-name="T13">values</text:span></text:p>
                <text:list>
                  <text:list-item>
                    <text:p><text:span text:style-name="T14">Will return all the values of the dictionary as a lis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3">
        <office:forms form:automatic-focus="false" form:apply-design-mode="false"/>
        <draw:frame presentation:style-name="pr3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4">Dictionary </text:span><text:span text:style-name="T4">associated </text:span><text:span text:style-name="T4">methods</text:span></text:p>
          </draw:text-box>
        </draw:frame>
        <draw:frame presentation:style-name="pr4" draw:text-style-name="P16" draw:layer="layout" svg:width="12.297cm" svg:height="9.134cm" svg:x="1.4cm" svg:y="3.685cm" presentation:class="outline">
          <draw:text-box>
            <text:list text:style-name="L2">
              <text:list-item>
                <text:p><text:span text:style-name="T13">Popitem</text:span></text:p>
                <text:list>
                  <text:list-item>
                    <text:p><text:span text:style-name="T14">Pop the last key value pair form the dictionary and return it as a </text:span><text:span text:style-name="T14">tuple.</text:span></text:p>
                  </text:list-item>
                  <text:list-item>
                    <text:p><text:span text:style-name="T14">Note the order of removal will be in LIFO</text:span></text:p>
                  </text:list-item>
                  <text:list-item>
                    <text:p><text:span text:style-name="T14">*LIFO – Last In First Out</text:span></text:p>
                  </text:list-item>
                </text:list>
              </text:list-item>
            </text:list>
          </draw:text-box>
        </draw:frame>
        <draw:frame presentation:style-name="pr4" draw:text-style-name="P16" draw:layer="layout" svg:width="12.297cm" svg:height="10.92cm" svg:x="14.313cm" svg:y="3.685cm" presentation:class="outline" presentation:user-transformed="true">
          <draw:text-box>
            <text:list text:style-name="L2">
              <text:list-item>
                <text:p><text:span text:style-name="T13">setdefault</text:span></text:p>
                <text:list>
                  <text:list-item>
                    <text:p><text:span text:style-name="T14">Just like get method this will help you in set a new key value pair based on the key you sent in</text:span></text:p>
                  </text:list-item>
                  <text:list-item>
                    <text:p><text:span text:style-name="T14">Insert the key and value pair based on the key you enter with value of default.</text:span></text:p>
                  </text:list-item>
                  <text:list-item>
                    <text:p><text:span text:style-name="T14">If key is alredy present in the dict will give you the value instead of overwritting with defaul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2.19cm" svg:x="1.401cm" svg:y="1.78cm" presentation:class="subtitle" presentation:user-transformed="true">
          <draw:text-box>
            <text:p><text:span text:style-name="T16">Great!</text:span><text:span text:style-name="T17"> </text:span></text:p>
            <text:p><text:span text:style-name="T2">Now you know all about dictionaries in </text:span><text:span text:style-name="T2">python</text:span></text:p>
            <text:p><text:span text:style-name="T2"/></text:p>
            <text:p><text:span text:style-name="T18">Go practice them to Master it</text:span></text:p>
            <text:p><text:span text:style-name="T2"/></text:p>
            <text:p><text:span text:style-name="T2">...Happy Coding..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pitch="variable"/>
    <style:font-face style:name="FreeSans2" svg:font-family="FreeSans" style:font-family-generic="system" style:font-pitch="variable"/>
    <style:font-face style:name="FreeSerif" svg:font-family="FreeSerif" style:font-family-generic="roman" style:font-pitch="variable"/>
    <style:font-face style:name="Hermit" svg:font-family="Hermit" style:font-pitch="fixed"/>
    <style:font-face style:name="Hermit1" svg:font-family="Hermit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pace Grotesk Medium" svg:font-family="'Space Grotesk Medium'" style:font-pitch="variable"/>
    <style:font-face style:name="Space Grotesk Medium1" svg:font-family="'Space Grotesk Medium'" style:font-adornments="Medium" style:font-pitch="variable"/>
    <style:font-face style:name="Urbanist SemiBold" svg:font-family="'Urbanist SemiBold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FreeSerif" fo:font-size="24pt" fo:language="en" fo:country="US" style:font-name-asian="Cantarell" style:font-size-asian="24pt" style:language-asian="zh" style:country-asian="CN" style:font-name-complex="Free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FreeSans2" style:font-family-asian="FreeSans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fo:background-color="transparent" style:font-name-asian="FreeSans2" style:font-family-asian="FreeSans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fo:background-color="transparent" style:font-name-asian="FreeSans2" style:font-family-asian="FreeSans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fo:background-color="transparent" style:font-name-asian="FreeSans2" style:font-family-asian="FreeSans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fo:background-color="transparent" style:font-name-asian="FreeSans2" style:font-family-asian="FreeSans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4T15:40:20.711308165</meta:creation-date>
    <dc:date>2023-06-25T07:12:28.457700853</dc:date>
    <meta:editing-duration>PT2H3M38S</meta:editing-duration>
    <meta:editing-cycles>7</meta:editing-cycles>
    <meta:generator>LibreOffice/7.5.4.2$Linux_X86_64 LibreOffice_project/50$Build-2</meta:generator>
    <meta:document-statistic meta:object-count="77"/>
  </office:meta>
</office:document-meta>
</file>